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Estremità_20_linea_20_2" draw:marker-end-width="0.3cm" draw:fill="none" draw:textarea-vertical-align="middle"/>
    </style:style>
    <style:style style:name="gr2" style:family="graphic" style:parent-style-name="objectwithoutfill">
      <style:graphic-properties draw:marker-end="Estremità_20_linea_20_3" draw:marker-end-width="0.3cm" draw:fill="none" draw:textarea-vertical-align="middle"/>
    </style:style>
    <style:style style:name="gr3" style:family="graphic" style:parent-style-name="standard">
      <style:graphic-properties draw:stroke="none" svg:stroke-color="#000000" draw:fill="none" draw:fill-color="#ffffff" fo:min-height="1.423cm"/>
      <style:paragraph-properties style:writing-mode="lr-tb"/>
    </style:style>
    <style:style style:name="gr4" style:family="graphic" style:parent-style-name="standard">
      <style:graphic-properties draw:stroke="none" svg:stroke-color="#000000" draw:fill="none" draw:fill-color="#ffffff" fo:min-height="0.65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color="#ff8000" draw:fill="none" draw:textarea-vertical-align="middle"/>
    </style:style>
    <style:style style:name="gr7" style:family="graphic" style:parent-style-name="objectwithoutfill">
      <style:graphic-properties draw:stroke="dash" draw:stroke-dash="Long_20_Dash" svg:stroke-width="0.1cm" svg:stroke-color="#81d41a"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draw:stroke="dash" draw:stroke-dash="Long_20_Dash" draw:fill="none" draw:textarea-vertical-align="middle"/>
    </style:style>
    <style:style style:name="gr9" style:family="graphic" style:parent-style-name="standard">
      <style:graphic-properties draw:stroke="none" svg:stroke-color="#000000" draw:fill="none" draw:fill-color="#ffffff" fo:min-height="0.35cm"/>
      <style:paragraph-properties style:writing-mode="lr-tb"/>
    </style:style>
    <style:style style:name="gr10" style:family="graphic" style:parent-style-name="objectwithoutfill">
      <style:graphic-properties draw:stroke="dash" draw:stroke-dash="Long_20_Dash" svg:stroke-width="0.1cm" svg:stroke-color="#d4ea6b" draw:marker-start-width="0.35cm" draw:marker-end-width="0.3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fo:min-height="1.645cm"/>
      <style:paragraph-properties style:writing-mode="lr-tb"/>
    </style:style>
    <style:style style:name="gr12" style:family="graphic" style:parent-style-name="standard">
      <style:graphic-properties draw:fill="solid" draw:fill-color="#dee6ef" draw:textarea-vertical-align="middle" draw:auto-grow-height="false" fo:min-height="0.604cm" fo:min-width="0cm" fo:wrap-option="wrap"/>
    </style:style>
    <style:style style:name="gr13" style:family="graphic" style:parent-style-name="standard">
      <style:graphic-properties draw:stroke="none" svg:stroke-color="#000000" draw:fill="none" draw:fill-color="#ffffff" fo:min-height="0.395cm"/>
      <style:paragraph-properties style:writing-mode="lr-tb"/>
    </style:style>
    <style:style style:name="gr14" style:family="graphic" style:parent-style-name="objectwithoutfill">
      <style:graphic-properties draw:marker-end="Estremità_20_linea_20_6" draw:marker-end-width="0.3cm" draw:fill="none" draw:textarea-vertical-align="middle"/>
    </style:style>
    <style:style style:name="gr15" style:family="graphic" style:parent-style-name="objectwithoutfill">
      <style:graphic-properties draw:marker-end="Estremità_20_linea_20_7" draw:marker-end-width="0.3cm" draw:fill="none" draw:textarea-vertical-align="middle"/>
    </style:style>
    <style:style style:name="gr16" style:family="graphic" style:parent-style-name="standard">
      <style:graphic-properties draw:stroke="none" svg:stroke-color="#000000" draw:fill="none" draw:fill-color="#ffffff" fo:min-height="0.55cm"/>
      <style:paragraph-properties style:writing-mode="lr-tb"/>
    </style:style>
    <style:style style:name="gr17" style:family="graphic" style:parent-style-name="standard">
      <style:graphic-properties draw:stroke="none" svg:stroke-color="#000000" draw:fill="none" draw:fill-color="#ffffff" fo:min-height="1.55cm"/>
      <style:paragraph-properties style:writing-mode="lr-tb"/>
    </style:style>
    <style:style style:name="P1" style:family="paragraph">
      <loext:graphic-properties draw:fill="none"/>
      <style:paragraph-properties fo:text-align="center"/>
    </style:style>
    <style:style style:name="P2" style:family="paragraph">
      <style:text-properties fo:font-size="12pt" style:font-size-asian="12pt" style:font-size-complex="12pt"/>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none" draw:fill-color="#ffffff"/>
    </style:style>
    <style:style style:name="P5" style:family="paragraph">
      <style:paragraph-properties fo:text-align="end"/>
      <style:text-properties fo:font-size="10.5pt" style:font-size-asian="10.5pt" style:font-size-complex="10.5pt"/>
    </style:style>
    <style:style style:name="P6" style:family="paragraph">
      <loext:graphic-properties draw:fill="none" draw:fill-color="#ffffff"/>
      <style:paragraph-properties fo:text-align="end"/>
      <style:text-properties fo:font-size="10.5pt" style:font-size-asian="10.5pt" style:font-size-complex="10.5pt"/>
    </style:style>
    <style:style style:name="P7" style:family="paragraph">
      <style:paragraph-properties fo:text-align="center"/>
      <style:text-properties fo:font-size="10.5pt" style:font-size-asian="10.5pt" style:font-size-complex="10.5pt"/>
    </style:style>
    <style:style style:name="P8" style:family="paragraph">
      <loext:graphic-properties draw:fill="solid" draw:fill-color="#dee6ef"/>
      <style:paragraph-properties fo:text-align="center"/>
    </style:style>
    <style:style style:name="P9" style:family="paragraph">
      <style:text-properties fo:font-size="10pt" style:font-size-asian="10pt" style:font-size-complex="10pt"/>
    </style:style>
    <style:style style:name="P10" style:family="paragraph">
      <loext:graphic-properties draw:fill="none" draw:fill-color="#ffffff"/>
      <style:text-properties fo:font-size="10pt" style:font-size-asian="10pt" style:font-size-complex="10pt"/>
    </style:style>
    <style:style style:name="P11" style:family="paragraph">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loext:graphic-properties draw:fill="none" draw:fill-color="#ffffff"/>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style:style style:name="T3" style:family="text">
      <style:text-properties fo:font-size="10pt" style:font-size-asian="10pt" style:font-size-complex="10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4cm" svg:y1="15.8cm" svg:x2="4cm" svg:y2="5.7cm">
          <text:p/>
        </draw:line>
        <draw:line draw:style-name="gr2" draw:text-style-name="P1" draw:layer="layout" svg:x1="3.1cm" svg:y1="15cm" svg:x2="25.1cm" svg:y2="15cm">
          <text:p/>
        </draw:line>
        <draw:frame draw:style-name="gr3" draw:text-style-name="P3" draw:layer="layout" svg:width="4cm" svg:height="1.673cm" svg:x="23.8cm" svg:y="14.927cm">
          <draw:text-box>
            <text:p text:style-name="P2"><text:span text:style-name="T1">tempo (sec)</text:span></text:p>
          </draw:text-box>
        </draw:frame>
        <draw:frame draw:style-name="gr4" draw:text-style-name="P4" draw:layer="layout" svg:width="1.4cm" svg:height="0.962cm" svg:x="2.8cm" svg:y="5.9cm">
          <draw:text-box>
            <text:p>°C</text:p>
          </draw:text-box>
        </draw:frame>
        <draw:path draw:style-name="gr5" draw:text-style-name="P1" draw:layer="layout" svg:width="19.603cm" svg:height="6.653cm" svg:x="3.996cm" svg:y="7.569cm" svg:viewBox="0 0 19604 6654" svg:d="M0 6631c285 0 1929 51 2204 0 300-57 837-875 1046-1134 194-240 781-1212 1033-1562 314-437 730-1312 1035-1755 239-348 1214-1540 1500-1700 244-138 1583-521 1926-476 278 37 567 53 831 151s540 147 781 302c250 160 507 314 756 479 276 183 503 421 756 630 259 213 472 477 655 756 162 247 324 485 454 756 128 268 303 513 479 756 177 244 292 532 504 756 230 243 501 444 781 630 276 183 571 302 857 478 243 150 543 188 806 303 266 117 553 173 832 252 261 74 536 73 806 101 251 26 502 60 756 50 259-10 520 0 781 0 8 0 17 0 25 0">
          <text:p/>
        </draw:path>
        <draw:path draw:style-name="gr6" draw:text-style-name="P1" draw:layer="layout" svg:width="15.743cm" svg:height="6.593cm" draw:transform="skewX (-1.79433510792017E-017) rotate (-0.114319066005629) translate (4.41816702547976cm 7.03412441598115cm)" svg:viewBox="0 0 15744 6594" svg:d="M0 3789c185-32 332 72 512 108 193 39 384 110 530 271 149 163 315 318 500 442 187 127 310 303 484 445 158 130 263 315 418 451 156 137 264 327 434 449 166 120 353 213 549 287 186 70 375 138 558 218 178 79 376 77 563 119 177 40 353-13 529-28 186-15 372-42 559-64 169-19 339-39 509-58 168-19 339-39 509-59 192-22 384-44 575-66 186-21 373-42 558-64 175-20 352-40 527-60 169-20 341-28 509-59 174-31 345-78 518-125 174-49 350-96 513-176 180-89 369-165 553-247 166-73 321-174 489-239 172-67 343-141 507-225 162-81 344-95 493-206 147-111 327-157 486-255 156-96 318-181 467-287 161-116 307-250 455-385 169-153 305-325 442-500 142-182 243-393 383-577 141-185 192-392 353-557 145-150 138-372 288-532 139-148 174-361 288-532 110-165 185-352 272-531 93-191 241-353 319-553l95-194">
          <text:p/>
        </draw:path>
        <draw:line draw:style-name="gr7" draw:text-style-name="P1" draw:layer="layout" svg:x1="3.8cm" svg:y1="12.9cm" svg:x2="24.9cm" svg:y2="12.9cm">
          <text:p/>
        </draw:line>
        <draw:line draw:style-name="gr8" draw:text-style-name="P1" draw:layer="layout" svg:x1="6.2cm" svg:y1="7.3cm" svg:x2="6.2cm" svg:y2="15.4cm">
          <text:p/>
        </draw:line>
        <draw:frame draw:style-name="gr9" draw:text-style-name="P6" draw:layer="layout" svg:width="2.5cm" svg:height="1.073cm" svg:x="1.5cm" svg:y="12.4cm">
          <draw:text-box>
            <text:p text:style-name="P5"><text:span text:style-name="T2">Temp. termostato</text:span></text:p>
          </draw:text-box>
        </draw:frame>
        <draw:frame draw:style-name="gr9" draw:text-style-name="P6" draw:layer="layout" svg:width="2.5cm" svg:height="1.073cm" svg:x="4.8cm" svg:y="15.327cm">
          <draw:text-box>
            <text:p text:style-name="P7"><text:span text:style-name="T2">Accensione <text:s/>caldaia</text:span></text:p>
          </draw:text-box>
        </draw:frame>
        <draw:line draw:style-name="gr10" draw:text-style-name="P1" draw:layer="layout" svg:x1="3.8cm" svg:y1="10.5cm" svg:x2="24.9cm" svg:y2="10.5cm">
          <text:p/>
        </draw:line>
        <draw:line draw:style-name="gr8" draw:text-style-name="P1" draw:layer="layout" svg:x1="8.9cm" svg:y1="7.3cm" svg:x2="8.9cm" svg:y2="15.4cm">
          <text:p/>
        </draw:line>
        <draw:frame draw:style-name="gr11" draw:text-style-name="P6" draw:layer="layout" svg:width="3.425cm" svg:height="1.895cm" svg:x="0.6cm" svg:y="9.876cm">
          <draw:text-box>
            <text:p text:style-name="P5"><text:span text:style-name="T2">Temperatura attivazione conteggio </text:span></text:p>
          </draw:text-box>
        </draw:frame>
        <draw:frame draw:style-name="gr9" draw:text-style-name="P6" draw:layer="layout" svg:width="2.5cm" svg:height="1.073cm" svg:x="7.7cm" svg:y="15.828cm">
          <draw:text-box>
            <text:p text:style-name="P7"><text:span text:style-name="T2">Inizio Conteggio</text:span></text:p>
          </draw:text-box>
        </draw:frame>
        <draw:frame draw:style-name="gr9" draw:text-style-name="P6" draw:layer="layout" svg:width="2.5cm" svg:height="1.073cm" svg:x="15.7cm" svg:y="15.829cm">
          <draw:text-box>
            <text:p text:style-name="P7"><text:span text:style-name="T2">Fine Conteggio</text:span></text:p>
          </draw:text-box>
        </draw:frame>
        <draw:custom-shape draw:style-name="gr12" draw:text-style-name="P8" draw:layer="layout" svg:width="0.5cm" svg:height="0.9cm" draw:transform="rotate (1.5707963267949) translate (8.9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5cm" svg:height="0.9cm" draw:transform="rotate (1.5707963267949) translate (9.801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5cm" svg:height="0.9cm" draw:transform="rotate (1.5707963267949) translate (10.702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5cm" svg:height="0.9cm" draw:transform="rotate (1.5707963267949) translate (11.603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5cm" svg:height="0.9cm" draw:transform="rotate (1.5707963267949) translate (12.504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5cm" svg:height="0.9cm" draw:transform="rotate (1.5707963267949) translate (13.405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5cm" svg:height="0.9cm" draw:transform="rotate (1.5707963267949) translate (14.306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5cm" svg:height="0.9cm" draw:transform="rotate (1.5707963267949) translate (15.207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8" draw:layer="layout" svg:width="0.5cm" svg:height="0.9cm" draw:transform="rotate (1.5707963267949) translate (16.108cm 1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10" draw:layer="layout" svg:width="0.7cm" svg:height="0.645cm" svg:x="9cm" svg:y="15.355cm">
          <draw:text-box>
            <text:p text:style-name="P9"><text:span text:style-name="T3">1</text:span></text:p>
          </draw:text-box>
        </draw:frame>
        <draw:frame draw:style-name="gr13" draw:text-style-name="P10" draw:layer="layout" svg:width="0.7cm" svg:height="0.645cm" svg:x="9.9cm" svg:y="15.356cm">
          <draw:text-box>
            <text:p text:style-name="P9"><text:span text:style-name="T3">2</text:span></text:p>
          </draw:text-box>
        </draw:frame>
        <draw:frame draw:style-name="gr13" draw:text-style-name="P10" draw:layer="layout" svg:width="0.7cm" svg:height="0.645cm" svg:x="10.8cm" svg:y="15.357cm">
          <draw:text-box>
            <text:p text:style-name="P9"><text:span text:style-name="T3">3</text:span></text:p>
          </draw:text-box>
        </draw:frame>
        <draw:frame draw:style-name="gr13" draw:text-style-name="P10" draw:layer="layout" svg:width="0.7cm" svg:height="0.645cm" svg:x="11.7cm" svg:y="15.358cm">
          <draw:text-box>
            <text:p text:style-name="P9"><text:span text:style-name="T3">4</text:span></text:p>
          </draw:text-box>
        </draw:frame>
        <draw:frame draw:style-name="gr13" draw:text-style-name="P10" draw:layer="layout" svg:width="0.7cm" svg:height="0.645cm" svg:x="12.6cm" svg:y="15.359cm">
          <draw:text-box>
            <text:p text:style-name="P9"><text:span text:style-name="T3">5</text:span></text:p>
          </draw:text-box>
        </draw:frame>
        <draw:frame draw:style-name="gr13" draw:text-style-name="P10" draw:layer="layout" svg:width="0.7cm" svg:height="0.645cm" svg:x="13.5cm" svg:y="15.36cm">
          <draw:text-box>
            <text:p text:style-name="P9"><text:span text:style-name="T3">6</text:span></text:p>
          </draw:text-box>
        </draw:frame>
        <draw:frame draw:style-name="gr13" draw:text-style-name="P10" draw:layer="layout" svg:width="0.7cm" svg:height="0.645cm" svg:x="14.4cm" svg:y="15.361cm">
          <draw:text-box>
            <text:p text:style-name="P9"><text:span text:style-name="T3">7</text:span></text:p>
          </draw:text-box>
        </draw:frame>
        <draw:frame draw:style-name="gr13" draw:text-style-name="P10" draw:layer="layout" svg:width="0.7cm" svg:height="0.645cm" svg:x="15.3cm" svg:y="15.362cm">
          <draw:text-box>
            <text:p text:style-name="P9"><text:span text:style-name="T3">8</text:span></text:p>
          </draw:text-box>
        </draw:frame>
        <draw:frame draw:style-name="gr13" draw:text-style-name="P10" draw:layer="layout" svg:width="0.7cm" svg:height="0.645cm" svg:x="16.2cm" svg:y="15.363cm">
          <draw:text-box>
            <text:p text:style-name="P9"><text:span text:style-name="T3">X</text:span></text:p>
          </draw:text-box>
        </draw:frame>
        <draw:line draw:style-name="gr8" draw:text-style-name="P1" draw:layer="layout" svg:x1="16.9cm" svg:y1="7.3cm" svg:x2="16.9cm" svg:y2="15.4cm">
          <text:p/>
        </draw:line>
        <draw:connector draw:style-name="gr5" draw:text-style-name="P1" xml:id="id2" draw:id="id2" draw:layer="layout" draw:type="line" svg:x1="27cm" svg:y1="18cm" svg:x2="26.969cm" svg:y2="5.009cm" draw:end-shape="id1" draw:end-glue-point="3" svg:d="M27000 18000l-31-12991" svg:viewBox="0 0 32 12992">
          <text:p/>
        </draw:connector>
        <draw:connector draw:style-name="gr5" draw:text-style-name="P1" xml:id="id3" draw:id="id3" draw:layer="layout" draw:type="line" svg:x1="27cm" svg:y1="18cm" svg:x2="1cm" svg:y2="18cm" draw:start-shape="id2" draw:start-glue-point="2" svg:d="M27000 18000h-26000" svg:viewBox="0 0 26001 1">
          <text:p/>
        </draw:connector>
        <draw:connector draw:style-name="gr5" draw:text-style-name="P1" xml:id="id4" draw:id="id4" draw:layer="layout" draw:type="line" svg:x1="1cm" svg:y1="18cm" svg:x2="1.039cm" svg:y2="5.009cm" draw:start-shape="id3" draw:start-glue-point="3" svg:d="M1000 18000l39-12991" svg:viewBox="0 0 40 12992">
          <text:p/>
        </draw:connector>
        <draw:connector draw:style-name="gr5" draw:text-style-name="P1" xml:id="id1" draw:id="id1" draw:layer="layout" draw:type="line" svg:x1="1.039cm" svg:y1="5.009cm" svg:x2="26.969cm" svg:y2="5.009cm" draw:start-shape="id4" draw:start-glue-point="3" svg:d="M1039 5009h25930" svg:viewBox="0 0 25931 1">
          <text:p/>
        </draw:connector>
        <draw:line draw:style-name="gr14" draw:text-style-name="P1" draw:layer="layout" svg:x1="22.1cm" svg:y1="8.5cm" svg:x2="19.8cm" svg:y2="9.4cm">
          <text:p/>
        </draw:line>
        <draw:line draw:style-name="gr15" draw:text-style-name="P1" draw:layer="layout" svg:x1="16.7cm" svg:y1="5.8cm" svg:x2="13.1cm" svg:y2="7.4cm">
          <text:p/>
        </draw:line>
        <draw:frame draw:style-name="gr16" draw:text-style-name="P12" draw:layer="layout" svg:width="8.7cm" svg:height="0.8cm" svg:x="16.8cm" svg:y="5.5cm">
          <draw:text-box>
            <text:p text:style-name="P11"><text:span text:style-name="T4">Andamento temperatura termosifone</text:span></text:p>
          </draw:text-box>
        </draw:frame>
        <draw:frame draw:style-name="gr17" draw:text-style-name="P12" draw:layer="layout" svg:width="4.4cm" svg:height="1.8cm" svg:x="22.1cm" svg:y="7.7cm">
          <draw:text-box>
            <text:p text:style-name="P11"><text:span text:style-name="T4">Andamento temperatura stanz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draw:marker draw:name="Estremità_20_linea_20_2" draw:display-name="Estremità linea 2" svg:viewBox="0 0 20 20" svg:d="M0 20l10-20 10 20z"/>
    <draw:marker draw:name="Estremità_20_linea_20_3" draw:display-name="Estremità linea 3" svg:viewBox="0 0 20 20" svg:d="M0 20l10-20 10 20z"/>
    <draw:marker draw:name="Estremità_20_linea_20_4" draw:display-name="Estremità linea 4" svg:viewBox="0 0 20 20" svg:d="M0 20l10-20 10 20z"/>
    <draw:marker draw:name="Estremità_20_linea_20_6" draw:display-name="Estremità linea 6" svg:viewBox="0 0 20 20" svg:d="M0 20l10-20 10 20z"/>
    <draw:marker draw:name="Estremità_20_linea_20_7" draw:display-name="Estremità linea 7"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04T21:47:33.750000000</meta:creation-date>
    <dc:date>2022-06-04T22:21:28.909000000</dc:date>
    <meta:editing-duration>PT23M28S</meta:editing-duration>
    <meta:editing-cycles>4</meta:editing-cycles>
    <meta:generator>LibreOffice/7.2.6.2$Windows_X86_64 LibreOffice_project/b0ec3a565991f7569a5a7f5d24fed7f52653d754</meta:generator>
    <meta:document-statistic meta:object-count="42"/>
  </office:meta>
</office:document-meta>
</file>